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36pt" fo:font-style="italic" style:text-underline-style="none" fo:font-weight="bold" officeooo:rsid="000bfbd8" officeooo:paragraph-rsid="000bfbd8" style:font-size-asian="36pt" style:font-style-asian="italic" style:font-weight-asian="bold" style:font-size-complex="36pt" style:font-style-complex="italic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use-window-font-color="true" loext:opacity="0%" fo:font-size="20pt" fo:font-style="normal" style:text-underline-style="none" fo:font-weight="bold" officeooo:rsid="000bfbd8" officeooo:paragraph-rsid="000bfbd8" style:font-size-asian="17.5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20pt" fo:font-style="normal" style:text-underline-style="solid" style:text-underline-width="auto" style:text-underline-color="font-color" fo:font-weight="bold" officeooo:rsid="000bfbd8" officeooo:paragraph-rsid="000bfbd8" style:font-size-asian="17.5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5pt" fo:font-style="normal" style:text-underline-style="none" fo:font-weight="normal" officeooo:rsid="000bfbd8" officeooo:paragraph-rsid="000bfbd8" style:font-size-asian="13.1000003814697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5pt" fo:font-style="normal" style:text-underline-style="none" fo:font-weight="bold" officeooo:rsid="000bfbd8" officeooo:paragraph-rsid="000bfbd8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5pt" fo:font-style="italic" style:text-underline-style="none" fo:font-weight="normal" officeooo:rsid="000bfbd8" officeooo:paragraph-rsid="000bfbd8" style:font-size-asian="13.1000003814697pt" style:font-style-asian="italic" style:font-weight-asian="normal" style:font-size-complex="15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0bfbd8" officeooo:paragraph-rsid="000bfbd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bfbd8" officeooo:paragraph-rsid="000bfbd8"/>
    </style:style>
    <style:style style:name="P9" style:family="paragraph" style:parent-style-name="Standard">
      <style:paragraph-properties fo:text-align="start" style:justify-single-word="false"/>
      <style:text-properties officeooo:paragraph-rsid="000bfbd8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0bfbd8"/>
    </style:style>
    <style:style style:name="P11" style:family="paragraph">
      <loext:graphic-properties draw:fill="solid" draw:fill-color="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loext:opacity="0%" fo:font-size="15pt" fo:font-style="normal" style:text-underline-style="none" fo:font-weight="normal" officeooo:rsid="000bfbd8" style:font-size-asian="13.1000003814697pt" style:font-style-asian="normal" style:font-weight-asian="normal" style:font-size-complex="15pt" style:font-style-complex="normal" style:font-weight-complex="normal"/>
    </style:style>
    <style:style style:name="T3" style:family="text">
      <style:text-properties style:use-window-font-color="true" loext:opacity="0%" fo:font-size="20pt" fo:font-style="normal" style:text-underline-style="none" fo:font-weight="bold" style:font-size-asian="17.5pt" style:font-style-asian="normal" style:font-weight-asian="bold" style:font-size-complex="20pt" style:font-style-complex="normal" style:font-weight-complex="bold"/>
    </style:style>
    <style:style style:name="T4" style:family="text">
      <style:text-properties style:use-window-font-color="true" loext:opacity="0%" fo:font-size="20pt" fo:font-style="normal" style:text-underline-style="none" fo:font-weight="bold" officeooo:rsid="000bfbd8" style:font-size-asian="17.5pt" style:font-style-asian="normal" style:font-weight-asian="bold" style:font-size-complex="20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dfd6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solid" draw:fill-color="#000000" draw:textarea-horizontal-align="justify" draw:textarea-vertical-align="middle" draw:auto-grow-height="false" fo:min-height="0.291cm" fo:min-width="0.26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tat d’<text:span text:style-name="T7">art</text:span> d’algorithmes d’IA</text:p>
      <text:p text:style-name="P3"/>
      <text:list xml:id="list3433857367" text:style-name="L1">
        <text:list-item>
          <text:p text:style-name="P2"><text:s/>MinMax</text:p>
        </text:list-item>
      </text:list>
      <text:p text:style-name="P4"/>
      <text:p text:style-name="P5">Principe :</text:p>
      <text:p text:style-name="P4"/>
      <text:p text:style-name="P4">Visite de l’arbre de jeu pour faire remonter à la racine une valeur qui est calculée récursivement ainsi :</text:p>
      <text:p text:style-name="P6">Soit h heuristique,</text:p>
      <text:p text:style-name="P4">- Si p terminal : MinMax(p) = h(p)</text:p>
      <text:p text:style-name="P4">- Si p position du joueur : <text:span text:style-name="T1">soit {o1,…,on} fils de p,</text:span></text:p>
      <text:p text:style-name="P4">MinMax(p) = max( MinMax(o1), ..., MinMax(on) )</text:p>
      <text:p text:style-name="P4">- Si p position de l’opposant : <text:span text:style-name="T1">soit {j1 ,…,jm} fils de p,</text:span></text:p>
      <text:p text:style-name="P4">MinMax(p) = min( MinMax(j1), ..., MinMax(jm) )</text:p>
      <text:p text:style-name="P4"/>
      <text:p text:style-name="P5">Avantage(s) :</text:p>
      <text:p text:style-name="P4"/>
      <text:p text:style-name="P4">- Facilité d’implémentation</text:p>
      <text:p text:style-name="P4">- MinMax(p) = Meilleure valeur possible à partir de la position p si l’opposant joue de façon optimale</text:p>
      <text:p text:style-name="P4"/>
      <text:p text:style-name="P5">Inconvénient(s) :</text:p>
      <text:p text:style-name="P4"/>
      <text:p text:style-name="P4">- Nécessite une fonction d’évaluation ( fonction rapide qui associe une évaluation de sa valeur par rapport à sa position ) → Pas possible pour le Blokus (trop de cas différents)</text:p>
      <text:p text:style-name="P4">- Coût exponentiel</text:p>
      <text:p text:style-name="P4"/>
      <text:p text:style-name="P4">________________________________________________________________</text:p>
      <text:p text:style-name="P4"/>
      <text:list xml:id="list190052300250985" text:continue-numbering="true" text:style-name="L1">
        <text:list-item>
          <text:p text:style-name="P8"><text:span text:style-name="T3">Alpha-Beta</text:span></text:p>
        </text:list-item>
      </text:list>
      <text:p text:style-name="P7"><text:span text:style-name="T3"/></text:p>
      <text:p text:style-name="P5">Principe :</text:p>
      <text:p text:style-name="P4"/>
      <text:p text:style-name="P4">Optimisation de l’algorithme MinMax :</text:p>
      <text:p text:style-name="P4">Stoppe l’itération des sous-arbres dont la valeur est jugée inintéressante en vue du calcul de la valeur MinMax du jeu.</text:p>
      <text:p text:style-name="P4"/>
      <text:p text:style-name="P9"><text:span text:style-name="T2">A chaque nœud : Etudie valeur du nœud, valeur alpha, valeur beta où :</text:span></text:p>
      <text:p text:style-name="P9"><draw:custom-shape text:anchor-type="paragraph" draw:z-index="0" draw:name="Forme 1" draw:style-name="gr1" draw:text-style-name="P11" svg:width="0.265cm" svg:height="0.292cm" svg:x="-0.205cm" svg:y="0.213cm"><text:p/><draw:enhanced-geometry svg:viewBox="0 0 21600 21600" draw:type="rectangle" draw:enhanced-path="M 0 0 L 21600 0 21600 21600 0 21600 0 0 Z N"/></draw:custom-shape><text:soft-page-break/><text:span text:style-name="T2"><text:s/>alpha :</text:span></text:p>
      <text:p text:style-name="P4"><text:tab/>→ Initialisée à -Infini</text:p>
      <text:p text:style-name="P4"><text:tab/>→ Sur les feuilles : valeur de la Feuille</text:p>
      <text:p text:style-name="P4"><text:tab/>→ Sur les noeuds : + <text:span text:style-name="T5">grande</text:span> valeur obtenue sur les fils visités <text:tab/><text:tab/><text:tab/>précédemment &amp; = valeur alpha de son prédécesseur sur les nœuds <text:tab/><text:tab/>associés à l’opposant</text:p>
      <text:p text:style-name="P9"><draw:custom-shape text:anchor-type="paragraph" draw:z-index="1" draw:name="Forme 2" draw:style-name="gr1" draw:text-style-name="P11" svg:width="0.265cm" svg:height="0.292cm" svg:x="-0.205cm" svg:y="0.213cm"><text:p/><draw:enhanced-geometry svg:viewBox="0 0 21600 21600" draw:type="rectangle" draw:enhanced-path="M 0 0 L 21600 0 21600 21600 0 21600 0 0 Z N"/></draw:custom-shape><text:span text:style-name="T2"><text:s/>beta :</text:span></text:p>
      <text:p text:style-name="P4"><text:tab/>→ Initialisée à +Infini</text:p>
      <text:p text:style-name="P4"><text:tab/>→ Sur les feuilles : valeur de la Feuille</text:p>
      <text:p text:style-name="P4"><text:tab/>→ Sur les noeuds : + <text:span text:style-name="T5">petite</text:span> valeur obtenue sur les fils visités <text:tab/><text:tab/>précédemment &amp; = valeur beta de son prédécesseur sur les nœuds <text:tab/>associés au joueur</text:p>
      <text:p text:style-name="P4"/>
      <text:p text:style-name="P5">Avantage(s) :</text:p>
      <text:p text:style-name="P4"/>
      <text:p text:style-name="P4">- Optimisation du MinMax → division du temps d’exécution par 2</text:p>
      <text:p text:style-name="P4"/>
      <text:p text:style-name="P5">Inconvénient(s) :</text:p>
      <text:p text:style-name="P4"/>
      <text:p text:style-name="P4">- Nécessite une fonction d’évaluation ( fonction rapide qui associe une évaluation de sa valeur par rapport à sa position ) → Pas possible pour le Blokus (trop de cas différents)</text:p>
      <text:p text:style-name="P4"/>
      <text:p text:style-name="P4"/>
      <text:p text:style-name="P4">________________________________________________________________</text:p>
      <text:p text:style-name="P4"/>
      <text:p text:style-name="P4"/>
      <text:list xml:id="list190051768726116" text:continue-numbering="true" text:style-name="L1">
        <text:list-item>
          <text:p text:style-name="P2"><text:s/>Algorithme de Monte-Carlo</text:p>
        </text:list-item>
      </text:list>
      <text:p text:style-name="P4"/>
      <text:p text:style-name="P5">Principe :</text:p>
      <text:p text:style-name="P4"/>
      <text:p text:style-name="P4">- Simulation d’un grand nombre d’actions disponibles en jouant de manière aléatoire à partir d’un état du jeu, et ce jusqu’à une situation terminale.</text:p>
      <text:p text:style-name="P4">- Evalue le score moyen de chaque action selon un score de victoire/défaite</text:p>
      <text:p text:style-name="P4">- Choisit l’action dont le score moyen est le plus élevé → Meilleure décision</text:p>
      <text:p text:style-name="P4"/>
      <text:p text:style-name="P5">Avantage(s) :</text:p>
      <text:p text:style-name="P4"/>
      <text:p text:style-name="P4">- Correspond au type de jeu qu’est le Blokus</text:p>
      <text:p text:style-name="P4">- Résultats numériquement bons (c’est-à-dire grande probabilité de gagner contre un algorithme séquentiel)</text:p>
      <text:p text:style-name="P4"><text:soft-page-break/>- Temps d’exécution déterministe</text:p>
      <text:p text:style-name="P4">- Adapté à des environnements dynamiques</text:p>
      <text:p text:style-name="P4"/>
      <text:p text:style-name="P5">Inconvénient(s) :</text:p>
      <text:p text:style-name="P4"/>
      <text:p text:style-name="P4">- Moins compétent contre des êtres humains (même s’il l’est toujours)</text:p>
      <text:p text:style-name="P4">- Très dépendant des paramètres d’entrée et de la modélisation (pas d’erreur admise)</text:p>
      <text:p text:style-name="P4"/>
      <text:p text:style-name="P5">Version performante au Blokus :</text:p>
      <text:p text:style-name="P5"><text:span text:style-name="T6">Monte Carlo Tree Search (MCTS)</text:span></text:p>
      <text:p text:style-name="P4"/>
      <text:p text:style-name="P4"/>
      <text:p text:style-name="P4">________________________________________________________________</text:p>
      <text:p text:style-name="P4"/>
      <text:p text:style-name="P4"/>
      <text:list xml:id="list190051834530032" text:continue-numbering="true" text:style-name="L1">
        <text:list-item>
          <text:p text:style-name="P2"><text:s/>Wave Algorithm / Algorithme de la vague</text:p>
        </text:list-item>
      </text:list>
      <text:p text:style-name="P4"/>
      <text:p text:style-name="P5">Principe :</text:p>
      <text:p text:style-name="P4"/>
      <text:p text:style-name="P4">A partir d’une situation de départ, explore tous les voisins et leur attribue un score croissant selon leur distance à la source. </text:p>
      <text:p text:style-name="P4">On remonte les valeurs décroissantes depuis la cible jusque la source pour avoir le chemin optimal</text:p>
      <text:p text:style-name="P4"/>
      <text:p text:style-name="P5">Avantage(s) :</text:p>
      <text:p text:style-name="P4"/>
      <text:p text:style-name="P4">- Très simple à implémenter</text:p>
      <text:p text:style-name="P4">- Garantit le choix optimal</text:p>
      <text:p text:style-name="P4"/>
      <text:p text:style-name="P5">Inconvénient(s) :</text:p>
      <text:p text:style-name="P4"/>
      <text:p text:style-name="P4">- Adapté aux recherches de chemin, donc pas au jeu du Blokus qui est plus complexe</text:p>
      <text:p text:style-name="P4">- Temps d’exécution long</text:p>
      <text:p text:style-name="P4">- Coût en mémoire important</text:p>
      <text:p text:style-name="P4"/>
      <text:p text:style-name="P4"/>
      <text:p text:style-name="P4">________________________________________________________________</text:p>
      <text:p text:style-name="P4"/>
      <text:p text:style-name="P4"/>
      <text:p text:style-name="P4"><text:soft-page-break/></text:p>
      <text:list xml:id="list190052220977766" text:continue-numbering="true" text:style-name="L1">
        <text:list-item>
          <text:p text:style-name="P10"><text:span text:style-name="T4"><text:s/>Dijkstra</text:span></text:p>
        </text:list-item>
      </text:list>
      <text:p text:style-name="P4"/>
      <text:p text:style-name="P5">Principe :</text:p>
      <text:p text:style-name="P4"/>
      <text:p text:style-name="P4">- Attribue une distance initiale infinie à chaque nœud et une distance de 0 à la source</text:p>
      <text:p text:style-name="P4">- File de priorité :</text:p>
      <text:p text:style-name="P4">Sélectionne le nœud voisin non visité de + petite distance </text:p>
      <text:p text:style-name="P4">Mise à jour des distances calculées en passant par ce nœud</text:p>
      <text:p text:style-name="P4">Marquage des nœuds visités au fur et à mesure </text:p>
      <text:p text:style-name="P4"/>
      <text:p text:style-name="P5">Avantage(s) :</text:p>
      <text:p text:style-name="P4"/>
      <text:p text:style-name="P4">- Garantit le chemin le plus court et le plus optimisé</text:p>
      <text:p text:style-name="P4">- Meilleur que le Wave Algorithm</text:p>
      <text:p text:style-name="P4"/>
      <text:p text:style-name="P5">Inconvénient(s) :</text:p>
      <text:p text:style-name="P4"/>
      <text:p text:style-name="P4">- Non adapté au jeu du Blokus</text:p>
      <text:p text:style-name="P4">- Non adapté aux environnements dynamiques (il faut tout recommencer à chaque fois)</text:p>
      <text:p text:style-name="P4"/>
      <text:p text:style-name="P4"/>
      <text:p text:style-name="P4">________________________________________________________________</text:p>
      <text:p text:style-name="P4"/>
      <text:p text:style-name="P4"/>
      <text:list xml:id="list190051841941052" text:continue-numbering="true" text:style-name="L1">
        <text:list-item>
          <text:p text:style-name="P2"><text:s/>A*</text:p>
        </text:list-item>
      </text:list>
      <text:p text:style-name="P4"/>
      <text:p text:style-name="P5">Principe :</text:p>
      <text:p text:style-name="P4"/>
      <text:p text:style-name="P4">Optimisation de l’algorithme de Dijkstra :</text:p>
      <text:p text:style-name="P4">Valeur g = coût exact depuis la source jusqu’à la position actuelle</text:p>
      <text:p text:style-name="P4">Heuristique h calculée à chaque position. Si celle-ci ne se rapproche pas du résultat escompté, on abandonne la solution pour retourner en arrière, afin de tester d’autres chemins possibles.</text:p>
      <text:p text:style-name="P4"/>
      <text:p text:style-name="P5">Avantage(s) :</text:p>
      <text:p text:style-name="P4"/>
      <text:p text:style-name="P4">- Garantit le chemin le plus court</text:p>
      <text:p text:style-name="P4"><text:soft-page-break/>- Plus performant que l’algorithme de Dijsktra (diminution du temps d’exécution) </text:p>
      <text:p text:style-name="P4"/>
      <text:p text:style-name="P5">Inconvénient(s) :</text:p>
      <text:p text:style-name="P4"/>
      <text:p text:style-name="P4">- Non adapté au jeu du Blokus</text:p>
      <text:p text:style-name="P4">- Non adapté aux environnements dynamiques (il faut tout recommencer à chaque fois)</text:p>
      <text:p text:style-name="P4">- Coût en mémoire élevé</text:p>
      <text:p text:style-name="P4"/>
      <text:p text:style-name="P4"/>
      <text:p text:style-name="P4">________________________________________________________________</text:p>
      <text:p text:style-name="P4"/>
      <text:p text:style-name="P4"/>
      <text:list xml:id="list190051598662858" text:continue-numbering="true" text:style-name="L1">
        <text:list-item>
          <text:p text:style-name="P2"><text:s/>Q-Learning</text:p>
        </text:list-item>
      </text:list>
      <text:p text:style-name="P4"/>
      <text:p text:style-name="P5">Principe :</text:p>
      <text:p text:style-name="P4"/>
      <text:p text:style-name="P4">Algorithme de Reinforcement Learning</text:p>
      <text:p text:style-name="P4">Décisions prises dans l’objectif de maximiser la valeur d’une fonction Q (où Q est une fonction en lien avec l’algorithme du jeu)</text:p>
      <text:p text:style-name="P4"/>
      <text:p text:style-name="P5">Avantage(s) :</text:p>
      <text:p text:style-name="P4"/>
      <text:p text:style-name="P4">- Peut devenir meilleur grâce à l’exploration</text:p>
      <text:p text:style-name="P4"/>
      <text:p text:style-name="P5">Inconvénient(s) :</text:p>
      <text:p text:style-name="P4"/>
      <text:p text:style-name="P4">- Nécessite beaucoup d’exécution pour commencer à être performant</text:p>
      <text:p text:style-name="P4">- Peu adapté au Blokus, qui exige une exploration massive d’états avant d’avoir de bonnes stratégies → entraînement trop long</text:p>
      <text:p text:style-name="P4"/>
      <text:p text:style-name="P4"/>
      <text:p text:style-name="P4">________________________________________________________________</text:p>
      <text:p text:style-name="P4"/>
      <text:p text:style-name="P4"/>
      <text:list xml:id="list190051800441523" text:continue-numbering="true" text:style-name="L1">
        <text:list-item>
          <text:p text:style-name="P2"><text:s/>Deep Reinforcement Learning (DRL)</text:p>
        </text:list-item>
      </text:list>
      <text:p text:style-name="P4"/>
      <text:p text:style-name="P5">Principe :</text:p>
      <text:p text:style-name="P4"/>
      <text:p text:style-name="P4">Combinaison du Deep Learning et du Reinforcement Learning</text:p>
      <text:p text:style-name="P4"><text:soft-page-break/>Réseaux de neurones pour approximer des fonctions de valeur </text:p>
      <text:p text:style-name="P4"/>
      <text:p text:style-name="P5">Avantage(s) :</text:p>
      <text:p text:style-name="P4"/>
      <text:p text:style-name="P4">- Adapté à de très grands espaces d’état</text:p>
      <text:p text:style-name="P4">- Apprentissage à partir de l’exploration continue</text:p>
      <text:p text:style-name="P4"/>
      <text:p text:style-name="P5">Inconvénient(s) :</text:p>
      <text:p text:style-name="P4"/>
      <text:p text:style-name="P4">- Difficile à ajuster selon les applications</text:p>
      <text:p text:style-name="P4">- Demande beaucoup de données et de puissance</text:p>
      <text:p text:style-name="P4">- Adapté au Blokus uniquement avec des ressources massives pour parcourir tous les états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7:33:17.814540644</meta:creation-date>
    <dc:date>2025-01-07T19:00:50.608927749</dc:date>
    <meta:editing-duration>PT1H27M33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6" meta:paragraph-count="111" meta:word-count="867" meta:character-count="5510" meta:non-whitespace-character-count="4733"/>
  </office:meta>
</office:document-meta>
</file>